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lement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Converter.unmarshal( HierarchicalStreamReader reader , Unmarshalling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stElementConverter.marshal( Object arg0 , HierarchicalStreamWriter writer , Marshalling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ElementConverter.TestElement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